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8_25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D. Sulzberger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December 2, 1895</text:p>
      <text:p text:style-name="P2">Month<text:tab/><text:tab/><text:tab/><text:tab/><text:tab/><text:tab/>December</text:p>
      <text:p text:style-name="P2">Year<text:tab/><text:tab/><text:tab/><text:tab/><text:tab/><text:tab/>1895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manuscript is available in Box 19, FF 7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1 M-3-'95./</text:p>
      <text:p text:style-name="P4"><text:tab/>Office of the/</text:p>
      <text:p text:style-name="P4">SECRETARY OF THE BOARD OF TRUSTEES/</text:p>
      <text:p text:style-name="P4"><text:tab/>of the/</text:p>
      <text:p text:style-name="P4">GRATZ <text:s/>COLLEGE/</text:p>
      <text:p text:style-name="P4">No. 336 North Third Street/</text:p>
      <text:p text:style-name="P5">PHILADELPHIA, Dec. 2nd 1895/</text:p>
      <text:p text:style-name="P4">Rev. Dr S. Morais/</text:p>
      <text:p text:style-name="P4"><text:tab/>Dear Sir/</text:p>
      <text:p text:style-name="P4"><text:tab/><text:tab/>I enclose check of fifty dollars/ as an honorarium for the able lecture/ which you delivered before the Gratz/ College on Monday evening last (the/ 25th of November)/</text:p>
      <text:p text:style-name="P4"><text:tab/>It must certainly afford you/ extreme pleasure to know that your/ learned address was listened to by an/ attentive and appreciative assemblage/ The only regret of the Trustees was/ that the unpropitious elements prevented/ the attendance of a larger audience/ who might have been benefitted[sic!] and/ instructed./</text:p>
      <text:p text:style-name="P4"><text:tab/>In the name of the Board of/ Trustees, I have the honor to subscribe/ myself/ Most Respectfully &amp; sincerely/ Yours/ D Sulzberger/ Secretar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4T13:40:32.79</meta:creation-date>
    <dc:date>2012-03-20T15:43:53.40</dc:date>
    <dc:creator>Penn Libraries</dc:creator>
    <meta:editing-duration>PT00H04M33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73" meta:word-count="305" meta:character-count="2123"/>
  </office:meta>
</office:document-meta>
</file>